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7" style:family="paragraph" style:parent-style-name="Standard" style:list-style-name="L3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8" style:family="paragraph" style:parent-style-name="Standard" style:list-style-name="L5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rview Questions</text:p>
      <text:p text:style-name="P1"/>
      <text:p text:style-name="P1"/>
      <text:p text:style-name="P3">Fatpipe:</text:p>
      <text:p text:style-name="P2"><text:s/>c:</text:p>
      <text:p text:style-name="P2"><text:s text:c="2"/>1.How do you find a loop in the circular linked list?</text:p>
      <text:p text:style-name="P2"><text:s text:c="2"/>2.WAP to delete a node from circular linked list?</text:p>
      <text:p text:style-name="P2"><text:s text:c="2"/>3.How do you find a segmentaion fault in bog program?</text:p>
      <text:p text:style-name="P2"><text:s text:c="3"/>4.char *p=”linux”</text:p>
      <text:p text:style-name="P2"><text:s text:c="11"/>printf(“%c”,*p++);printf(“%c”,*p);</text:p>
      <text:p text:style-name="P2"><text:tab/>what is the output ?</text:p>
      <text:p text:style-name="P2">5.int i=258;</text:p>
      <text:p text:style-name="P2"><text:tab/>int *p=&amp;i;</text:p>
      <text:list xml:id="list698351631" text:style-name="L1">
        <text:list-header>
          <text:p text:style-name="P5">printf(“%d”,*(char *)p);</text:p>
          <text:p text:style-name="P5">printf(“%d”,*((char *)p+1));</text:p>
          <text:p text:style-name="P5">find the output ?</text:p>
        </text:list-header>
      </text:list>
      <text:p text:style-name="P2"><text:s/>Unix:</text:p>
      <text:p text:style-name="P2"><text:s text:c="2"/>1.which IPC mechanism will you use for multiple file communication and why?</text:p>
      <text:p text:style-name="P2"><text:s text:c="2"/>2. c and d are pointers to characters.what is the output for following program.</text:p>
      <text:p text:style-name="P2"><text:s text:c="12"/>while(*c++=*d++);</text:p>
      <text:p text:style-name="P2"><text:s text:c="2"/>TCP-IP :</text:p>
      <text:list xml:id="list1217630358" text:style-name="L2">
        <text:list-item>
          <text:p text:style-name="P6">Difference between TCP &amp;UDP?</text:p>
        </text:list-item>
      </text:list>
      <text:p text:style-name="P2"/>
      <text:p text:style-name="P3">SAI TECHNOLOIGES:</text:p>
      <text:p text:style-name="P3"/>
      <text:p text:style-name="P3">C:</text:p>
      <text:p text:style-name="P3"><text:s/>1 .<text:span text:style-name="T1">Explain about storage classes?</text:span></text:p>
      <text:list xml:id="list493897635" text:style-name="L3">
        <text:list-item>
          <text:p text:style-name="P7">Date structures CReate a node(3 logics).</text:p>
        </text:list-item>
        <text:list-item>
          <text:p text:style-name="P7">What is array of pointers and explain?</text:p>
        </text:list-item>
        <text:list-item>
          <text:p text:style-name="P7">What is pointer to array explain?</text:p>
        </text:list-item>
      </text:list>
      <text:p text:style-name="P2"/>
      <text:p text:style-name="P2">Unix: <text:s text:c="3"/>1.IPC mechanism.</text:p>
      <text:p text:style-name="P2"><text:s text:c="13"/>2.EXplain about Shared Memory</text:p>
      <text:p text:style-name="P2"><text:s text:c="13"/>3.Explain about Semaphores</text:p>
      <text:p text:style-name="P2"><text:tab/> <text:s/>4.Explain about message queus.</text:p>
      <text:p text:style-name="P2">TCpip: <text:s text:c="6"/>1. Explain about TCP-IP?</text:p>
      <text:p text:style-name="P2"><text:s text:c="18"/>2.OSI model</text:p>
      <text:list xml:id="list1886317058" text:style-name="L5">
        <text:list-item>
          <text:list>
            <text:list-item>
              <text:list>
                <text:list-item>
                  <text:p text:style-name="P8">explain about protocals in application layers.</text:p>
                </text:list-item>
              </text:list>
            </text:list-item>
          </text:list>
        </text:list-item>
      </text:list>
      <text:p text:style-name="P3"/>
      <text:p text:style-name="P3">AMI:</text:p>
      <text:p text:style-name="P3">c: <text:span text:style-name="T1">1.difference between malloc and calloc?</text:span></text:p>
      <text:p text:style-name="P2">2.Difference between structures and unions?</text:p>
      <text:p text:style-name="P2">3.use of structures and unions?</text:p>
      <text:p text:style-name="P2">4.difference between memset and memmove?</text:p>
      <text:p text:style-name="P2">5.which one is prefered with structures(malloc/calloc);</text:p>
      <text:p text:style-name="P2">6.explain about storage class specifiers?</text:p>
      <text:p text:style-name="P2">7.basic concept of pointers?</text:p>
      <text:p text:style-name="P2">8.base converstion program?</text:p>
      <text:p text:style-name="P2">9.what is NULL and explain?</text:p>
      <text:p text:style-name="P2">10.variable list argument explanation?</text:p>
      <text:p text:style-name="P2">Unix:</text:p>
      <text:p text:style-name="P2">1.What is top command?</text:p>
      <text:p text:style-name="P2"><text:soft-page-break/>2.how to create deomon process?</text:p>
      <text:p text:style-name="P2">3.how to create services?</text:p>
      <text:p text:style-name="P2">4.difference between threads and process?</text:p>
      <text:p text:style-name="P2">5.IPC mechanism?</text:p>
      <text:p text:style-name="P2">6.process and it's basic?</text:p>
      <text:p text:style-name="P2">7.library related concepts?</text:p>
      <text:p text:style-name="P2">8.difference between static and dynamic library?</text:p>
      <text:p text:style-name="P2">9.what are the functions used in threads?</text:p>
      <text:p text:style-name="P2">10.how to create static and dynamic libraries?</text:p>
      <text:p text:style-name="P2">11.if there is a problem while communication how will you troubleshoot it?</text:p>
      <text:p text:style-name="P3"/>
      <text:p text:style-name="P3">Global Edege:</text:p>
      <text:p text:style-name="P3">c:</text:p>
      <text:p text:style-name="P2">1.WAP to reverse a liked list?</text:p>
      <text:p text:style-name="P2">2.W a macro to swap the adjacent bits of a given no?</text:p>
      <text:p text:style-name="P2">3.write a macro to copy the first nibble to the last nibble of a given no?</text:p>
      <text:p text:style-name="P2">4.char *p=”ABCDEFGHIJKL”;</text:p>
      <text:p text:style-name="P2"><text:s/>int num;</text:p>
      <text:p text:style-name="P2">write a macro to copy the DEFGH of given string into num(in two ways).</text:p>
      <text:p text:style-name="P2">5.wap to print the binary of given num?</text:p>
      <text:p text:style-name="P2">6.write a macro to check given num is power of 4 or not?</text:p>
      <text:p text:style-name="P2">7.write a macro to compliment the bits from source position to destination position for given num.</text:p>
      <text:p text:style-name="P3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8T12:21:53</meta:creation-date>
    <dc:date>2015-04-02T14:47:09</dc:date>
    <meta:editing-duration>PT34M58S</meta:editing-duration>
    <meta:editing-cycles>7</meta:editing-cycles>
    <meta:generator>LibreOffice/3.5$Linux_x86 LibreOffice_project/350m1$Build-2</meta:generator>
    <meta:document-statistic meta:table-count="0" meta:image-count="0" meta:object-count="0" meta:page-count="2" meta:paragraph-count="68" meta:word-count="348" meta:character-count="2272" meta:non-whitespace-character-count="1894"/>
  </office:meta>
</office:document-meta>
</file>